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2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IEA_regions</text:p>
          </table:table-cell>
          <table:table-cell office:value-type="string" calcext:value-type="string">
            <text:p>Destination_regions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table:formula="of:=LEFT([.A2];2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table:formula="of:=LEFT([.A3];2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formula="of:=LEFT([.A4];2)" office:value-type="string" office:string-value="An" calcext:value-type="string">
            <text:p>An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table:formula="of:=LEFT([.A5];2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table:formula="of:=LEFT([.A6];2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formula="of:=LEFT([.A7];2)" office:value-type="string" office:string-value="Au" calcext:value-type="string">
            <text:p>Au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formula="of:=LEFT([.A8];2)" office:value-type="string" office:string-value="Au" calcext:value-type="string">
            <text:p>Au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table:formula="of:=LEFT([.A9];2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table:formula="of:=LEFT([.A10];2)" office:value-type="string" office:string-value="Ba" calcext:value-type="string">
            <text:p>Ba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table:formula="of:=LEFT([.A11];2)" office:value-type="string" office:string-value="Ba" calcext:value-type="string">
            <text:p>Ba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table:formula="of:=LEFT([.A12];2)" office:value-type="string" office:string-value="Be" calcext:value-type="string">
            <text:p>Be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formula="of:=LEFT([.A13];2)" office:value-type="string" office:string-value="Be" calcext:value-type="string">
            <text:p>Be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table:formula="of:=LEFT([.A14];2)" office:value-type="string" office:string-value="Be" calcext:value-type="string">
            <text:p>Be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table:formula="of:=LEFT([.A15];2)" office:value-type="string" office:string-value="Bo" calcext:value-type="string">
            <text:p>Bo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table:formula="of:=LEFT([.A16];2)" office:value-type="string" office:string-value="Bo" calcext:value-type="string">
            <text:p>Bo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table:formula="of:=LEFT([.A17];2)" office:value-type="string" office:string-value="Bo" calcext:value-type="string">
            <text:p>Bo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formula="of:=LEFT([.A18];2)" office:value-type="string" office:string-value="Br" calcext:value-type="string">
            <text:p>Br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table:formula="of:=LEFT([.A19];2)" office:value-type="string" office:string-value="Br" calcext:value-type="string">
            <text:p>Br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formula="of:=LEFT([.A20];2)" office:value-type="string" office:string-value="Bu" calcext:value-type="string">
            <text:p>Bu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table:formula="of:=LEFT([.A21];2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table:formula="of:=LEFT([.A22];2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formula="of:=LEFT([.A23];2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table:formula="of:=LEFT([.A24];2)" office:value-type="string" office:string-value="Ch" calcext:value-type="string">
            <text:p>Ch</text:p>
          </table:table-cell>
        </table:table-row>
        <table:table-row table:style-name="ro1">
          <table:table-cell office:value-type="string" calcext:value-type="string">
            <text:p>People's Republic of China</text:p>
          </table:table-cell>
          <table:table-cell table:formula="of:=LEFT([.A25];2)" office:value-type="string" office:string-value="Pe" calcext:value-type="string">
            <text:p>Pe</text:p>
          </table:table-cell>
        </table:table-row>
        <table:table-row table:style-name="ro1">
          <table:table-cell office:value-type="string" calcext:value-type="string">
            <text:p>China (P.R. of China and Hong Kong, China)</text:p>
          </table:table-cell>
          <table:table-cell table:formula="of:=LEFT([.A26];2)" office:value-type="string" office:string-value="Ch" calcext:value-type="string">
            <text:p>Ch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table:formula="of:=LEFT([.A27];2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table:formula="of:=LEFT([.A28];2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table:formula="of:=LEFT([.A29];2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table:formula="of:=LEFT([.A30];2)" office:value-type="string" office:string-value="Cô" calcext:value-type="string">
            <text:p>Cô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formula="of:=LEFT([.A31];2)" office:value-type="string" office:string-value="Cr" calcext:value-type="string">
            <text:p>Cr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table:formula="of:=LEFT([.A32];2)" office:value-type="string" office:string-value="Cu" calcext:value-type="string">
            <text:p>Cu</text:p>
          </table:table-cell>
        </table:table-row>
        <table:table-row table:style-name="ro1">
          <table:table-cell office:value-type="string" calcext:value-type="string">
            <text:p>Curaçao</text:p>
          </table:table-cell>
          <table:table-cell table:formula="of:=LEFT([.A33];2)" office:value-type="string" office:string-value="Cu" calcext:value-type="string">
            <text:p>Cu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formula="of:=LEFT([.A34];2)" office:value-type="string" office:string-value="Cy" calcext:value-type="string">
            <text:p>Cy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table:formula="of:=LEFT([.A35];2)" office:value-type="string" office:string-value="Cz" calcext:value-type="string">
            <text:p>Cz</text:p>
          </table:table-cell>
        </table:table-row>
        <table:table-row table:style-name="ro1">
          <table:table-cell office:value-type="string" calcext:value-type="string">
            <text:p>Dem. People's Rep. of Korea</text:p>
          </table:table-cell>
          <table:table-cell table:formula="of:=LEFT([.A36];2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Dem. Republic of the Congo</text:p>
          </table:table-cell>
          <table:table-cell table:formula="of:=LEFT([.A37];2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formula="of:=LEFT([.A38];2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table:formula="of:=LEFT([.A39];2)" office:value-type="string" office:string-value="Do" calcext:value-type="string">
            <text:p>Do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table:formula="of:=LEFT([.A40];2)" office:value-type="string" office:string-value="Ec" calcext:value-type="string">
            <text:p>Ec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table:formula="of:=LEFT([.A41];2)" office:value-type="string" office:string-value="Eg" calcext:value-type="string">
            <text:p>Eg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table:formula="of:=LEFT([.A42];2)" office:value-type="string" office:string-value="El" calcext:value-type="string">
            <text:p>El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table:formula="of:=LEFT([.A43];2)" office:value-type="string" office:string-value="Er" calcext:value-type="string">
            <text:p>Er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formula="of:=LEFT([.A44];2)" office:value-type="string" office:string-value="Es" calcext:value-type="string">
            <text:p>Es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formula="of:=LEFT([.A45];2)" office:value-type="string" office:string-value="Et" calcext:value-type="string">
            <text:p>Et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formula="of:=LEFT([.A46];2)" office:value-type="string" office:string-value="Fi" calcext:value-type="string">
            <text:p>Fi</text:p>
          </table:table-cell>
        </table:table-row>
        <table:table-row table:style-name="ro1">
          <table:table-cell office:value-type="string" calcext:value-type="string">
            <text:p>Former Yugoslav Republic of Macedonia</text:p>
          </table:table-cell>
          <table:table-cell table:formula="of:=LEFT([.A47];2)" office:value-type="string" office:string-value="Fo" calcext:value-type="string">
            <text:p>Fo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formula="of:=LEFT([.A48];2)" office:value-type="string" office:string-value="Fr" calcext:value-type="string">
            <text:p>Fr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table:formula="of:=LEFT([.A49];2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formula="of:=LEFT([.A50];2)" office:value-type="string" office:string-value="Ge" calcext:value-type="string">
            <text:p>Ge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formula="of:=LEFT([.A51];2)" office:value-type="string" office:string-value="Ge" calcext:value-type="string">
            <text:p>Ge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table:formula="of:=LEFT([.A52];2)" office:value-type="string" office:string-value="Gh" calcext:value-type="string">
            <text:p>Gh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table:formula="of:=LEFT([.A53];2)" office:value-type="string" office:string-value="Gi" calcext:value-type="string">
            <text:p>Gi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formula="of:=LEFT([.A54];2)" office:value-type="string" office:string-value="Gr" calcext:value-type="string">
            <text:p>Gr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table:formula="of:=LEFT([.A55];2)" office:value-type="string" office:string-value="Gu" calcext:value-type="string">
            <text:p>Gu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table:formula="of:=LEFT([.A56];2)" office:value-type="string" office:string-value="Ha" calcext:value-type="string">
            <text:p>Ha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table:formula="of:=LEFT([.A57];2)" office:value-type="string" office:string-value="Ho" calcext:value-type="string">
            <text:p>Ho</text:p>
          </table:table-cell>
        </table:table-row>
        <table:table-row table:style-name="ro1">
          <table:table-cell office:value-type="string" calcext:value-type="string">
            <text:p>Hong Kong, China</text:p>
          </table:table-cell>
          <table:table-cell table:formula="of:=LEFT([.A58];2)" office:value-type="string" office:string-value="Ho" calcext:value-type="string">
            <text:p>Ho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formula="of:=LEFT([.A59];2)" office:value-type="string" office:string-value="Hu" calcext:value-type="string">
            <text:p>Hu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formula="of:=LEFT([.A60];2)" office:value-type="string" office:string-value="Ic" calcext:value-type="string">
            <text:p>Ic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formula="of:=LEFT([.A61];2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formula="of:=LEFT([.A62];2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Islamic Republic of Iran</text:p>
          </table:table-cell>
          <table:table-cell table:formula="of:=LEFT([.A63];2)" office:value-type="string" office:string-value="Is" calcext:value-type="string">
            <text:p>Is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table:formula="of:=LEFT([.A64];2)" office:value-type="string" office:string-value="Ir" calcext:value-type="string">
            <text:p>Ir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formula="of:=LEFT([.A65];2)" office:value-type="string" office:string-value="Ir" calcext:value-type="string">
            <text:p>Ir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formula="of:=LEFT([.A66];2)" office:value-type="string" office:string-value="Is" calcext:value-type="string">
            <text:p>Is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formula="of:=LEFT([.A67];2)" office:value-type="string" office:string-value="It" calcext:value-type="string">
            <text:p>It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table:formula="of:=LEFT([.A68];2)" office:value-type="string" office:string-value="Ja" calcext:value-type="string">
            <text:p>Ja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formula="of:=LEFT([.A69];2)" office:value-type="string" office:string-value="Ja" calcext:value-type="string">
            <text:p>Ja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table:formula="of:=LEFT([.A70];2)" office:value-type="string" office:string-value="Jo" calcext:value-type="string">
            <text:p>Jo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table:formula="of:=LEFT([.A71];2)" office:value-type="string" office:string-value="Ka" calcext:value-type="string">
            <text:p>Ka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table:formula="of:=LEFT([.A72];2)" office:value-type="string" office:string-value="Ke" calcext:value-type="string">
            <text:p>Ke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table:formula="of:=LEFT([.A73];2)" office:value-type="string" office:string-value="Ko" calcext:value-type="string">
            <text:p>Ko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table:formula="of:=LEFT([.A74];2)" office:value-type="string" office:string-value="Ko" calcext:value-type="string">
            <text:p>Ko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table:formula="of:=LEFT([.A75];2)" office:value-type="string" office:string-value="Ku" calcext:value-type="string">
            <text:p>Ku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table:formula="of:=LEFT([.A76];2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formula="of:=LEFT([.A77];2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table:formula="of:=LEFT([.A78];2)" office:value-type="string" office:string-value="Le" calcext:value-type="string">
            <text:p>Le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table:formula="of:=LEFT([.A79];2)" office:value-type="string" office:string-value="Li" calcext:value-type="string">
            <text:p>Li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formula="of:=LEFT([.A80];2)" office:value-type="string" office:string-value="Li" calcext:value-type="string">
            <text:p>Li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formula="of:=LEFT([.A81];2)" office:value-type="string" office:string-value="Lu" calcext:value-type="string">
            <text:p>Lu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formula="of:=LEFT([.A82];2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formula="of:=LEFT([.A83];2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table:formula="of:=LEFT([.A84];2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formula="of:=LEFT([.A85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table:formula="of:=LEFT([.A86];2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table:formula="of:=LEFT([.A87];2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table:formula="of:=LEFT([.A88];2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table:formula="of:=LEFT([.A89];2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table:formula="of:=LEFT([.A90];2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table:formula="of:=LEFT([.A91];2)" office:value-type="string" office:string-value="My" calcext:value-type="string">
            <text:p>My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table:formula="of:=LEFT([.A92];2)" office:value-type="string" office:string-value="Na" calcext:value-type="string">
            <text:p>Na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table:formula="of:=LEFT([.A93];2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formula="of:=LEFT([.A94];2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table:formula="of:=LEFT([.A95];2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table:formula="of:=LEFT([.A96];2)" office:value-type="string" office:string-value="Ni" calcext:value-type="string">
            <text:p>Ni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table:formula="of:=LEFT([.A97];2)" office:value-type="string" office:string-value="Ni" calcext:value-type="string">
            <text:p>Ni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table:formula="of:=LEFT([.A98];2)" office:value-type="string" office:string-value="Ni" calcext:value-type="string">
            <text:p>Ni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formula="of:=LEFT([.A99];2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table:formula="of:=LEFT([.A100];2)" office:value-type="string" office:string-value="Om" calcext:value-type="string">
            <text:p>Om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table:formula="of:=LEFT([.A101];2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table:formula="of:=LEFT([.A102];2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table:formula="of:=LEFT([.A103];2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table:formula="of:=LEFT([.A104];2)" office:value-type="string" office:string-value="Pe" calcext:value-type="string">
            <text:p>Pe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table:formula="of:=LEFT([.A105];2)" office:value-type="string" office:string-value="Ph" calcext:value-type="string">
            <text:p>Ph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formula="of:=LEFT([.A106];2)" office:value-type="string" office:string-value="Po" calcext:value-type="string">
            <text:p>Po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formula="of:=LEFT([.A107];2)" office:value-type="string" office:string-value="Po" calcext:value-type="string">
            <text:p>Po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table:formula="of:=LEFT([.A108];2)" office:value-type="string" office:string-value="Qa" calcext:value-type="string">
            <text:p>Qa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formula="of:=LEFT([.A109];2)" office:value-type="string" office:string-value="Ro" calcext:value-type="string">
            <text:p>Ro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table:formula="of:=LEFT([.A110];2)" office:value-type="string" office:string-value="Ru" calcext:value-type="string">
            <text:p>Ru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table:formula="of:=LEFT([.A111];2)" office:value-type="string" office:string-value="Sa" calcext:value-type="string">
            <text:p>Sa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table:formula="of:=LEFT([.A112];2)" office:value-type="string" office:string-value="Se" calcext:value-type="string">
            <text:p>Se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table:formula="of:=LEFT([.A113];2)" office:value-type="string" office:string-value="Se" calcext:value-type="string">
            <text:p>Se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formula="of:=LEFT([.A114];2)" office:value-type="string" office:string-value="Si" calcext:value-type="string">
            <text:p>Si</text:p>
          </table:table-cell>
        </table:table-row>
        <table:table-row table:style-name="ro1">
          <table:table-cell office:value-type="string" calcext:value-type="string">
            <text:p>Slovak Republic</text:p>
          </table:table-cell>
          <table:table-cell table:formula="of:=LEFT([.A115];2)" office:value-type="string" office:string-value="Sl" calcext:value-type="string">
            <text:p>Sl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formula="of:=LEFT([.A116];2)" office:value-type="string" office:string-value="Sl" calcext:value-type="string">
            <text:p>Sl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table:formula="of:=LEFT([.A117];2)" office:value-type="string" office:string-value="So" calcext:value-type="string">
            <text:p>So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table:formula="of:=LEFT([.A118];2)" office:value-type="string" office:string-value="So" calcext:value-type="string">
            <text:p>So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formula="of:=LEFT([.A119];2)" office:value-type="string" office:string-value="Sp" calcext:value-type="string">
            <text:p>Sp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table:formula="of:=LEFT([.A120];2)" office:value-type="string" office:string-value="Sr" calcext:value-type="string">
            <text:p>Sr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table:formula="of:=LEFT([.A121];2)" office:value-type="string" office:string-value="Su" calcext:value-type="string">
            <text:p>Su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formula="of:=LEFT([.A122];2)" office:value-type="string" office:string-value="Sw" calcext:value-type="string">
            <text:p>Sw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formula="of:=LEFT([.A123];2)" office:value-type="string" office:string-value="Sw" calcext:value-type="string">
            <text:p>Sw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table:formula="of:=LEFT([.A124];2)" office:value-type="string" office:string-value="Sy" calcext:value-type="string">
            <text:p>Sy</text:p>
          </table:table-cell>
        </table:table-row>
        <table:table-row table:style-name="ro1">
          <table:table-cell office:value-type="string" calcext:value-type="string">
            <text:p>Chinese Taipei</text:p>
          </table:table-cell>
          <table:table-cell table:formula="of:=LEFT([.A125];2)" office:value-type="string" office:string-value="Ch" calcext:value-type="string">
            <text:p>Ch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table:formula="of:=LEFT([.A126];2)" office:value-type="string" office:string-value="Ta" calcext:value-type="string">
            <text:p>Ta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table:formula="of:=LEFT([.A127];2)" office:value-type="string" office:string-value="Ta" calcext:value-type="string">
            <text:p>Ta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table:formula="of:=LEFT([.A128];2)" office:value-type="string" office:string-value="Th" calcext:value-type="string">
            <text:p>Th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table:formula="of:=LEFT([.A129];2)" office:value-type="string" office:string-value="To" calcext:value-type="string">
            <text:p>To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table:formula="of:=LEFT([.A130];2)" office:value-type="string" office:string-value="Tr" calcext:value-type="string">
            <text:p>Tr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table:formula="of:=LEFT([.A131];2)" office:value-type="string" office:string-value="Tu" calcext:value-type="string">
            <text:p>Tu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table:formula="of:=LEFT([.A132];2)" office:value-type="string" office:string-value="Tu" calcext:value-type="string">
            <text:p>Tu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table:formula="of:=LEFT([.A133];2)" office:value-type="string" office:string-value="Tu" calcext:value-type="string">
            <text:p>Tu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formula="of:=LEFT([.A134];2)" office:value-type="string" office:string-value="Uk" calcext:value-type="string">
            <text:p>Uk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table:formula="of:=LEFT([.A135];2)" office:value-type="string" office:string-value="Un" calcext:value-type="string">
            <text:p>Un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table:formula="of:=LEFT([.A136];2)" office:value-type="string" office:string-value="Un" calcext:value-type="string">
            <text:p>Un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table:formula="of:=LEFT([.A137];2)" office:value-type="string" office:string-value="Un" calcext:value-type="string">
            <text:p>Un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table:formula="of:=LEFT([.A138];2)" office:value-type="string" office:string-value="Ur" calcext:value-type="string">
            <text:p>Ur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table:formula="of:=LEFT([.A139];2)" office:value-type="string" office:string-value="Uz" calcext:value-type="string">
            <text:p>Uz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table:formula="of:=LEFT([.A140];2)" office:value-type="string" office:string-value="Ve" calcext:value-type="string">
            <text:p>Ve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table:formula="of:=LEFT([.A141];2)" office:value-type="string" office:string-value="Vi" calcext:value-type="string">
            <text:p>Vi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table:formula="of:=LEFT([.A142];2)" office:value-type="string" office:string-value="Ye" calcext:value-type="string">
            <text:p>Ye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table:formula="of:=LEFT([.A143];2)" office:value-type="string" office:string-value="Za" calcext:value-type="string">
            <text:p>Za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table:formula="of:=LEFT([.A144];2)" office:value-type="string" office:string-value="Zi" calcext:value-type="string">
            <text:p>Zi</text:p>
          </table:table-cell>
        </table:table-row>
        <table:table-row table:style-name="ro1">
          <table:table-cell office:value-type="string" calcext:value-type="string">
            <text:p>Former Soviet Union (If no detail)</text:p>
          </table:table-cell>
          <table:table-cell table:formula="of:=LEFT([.A145];2)" office:value-type="string" office:string-value="Fo" calcext:value-type="string">
            <text:p>Fo</text:p>
          </table:table-cell>
        </table:table-row>
        <table:table-row table:style-name="ro1">
          <table:table-cell office:value-type="string" calcext:value-type="string">
            <text:p>Former Yugoslavia (If no detail)</text:p>
          </table:table-cell>
          <table:table-cell table:formula="of:=LEFT([.A146];2)" office:value-type="string" office:string-value="Fo" calcext:value-type="string">
            <text:p>Fo</text:p>
          </table:table-cell>
        </table:table-row>
        <table:table-row table:style-name="ro1">
          <table:table-cell office:value-type="string" calcext:value-type="string">
            <text:p>Other Africa</text:p>
          </table:table-cell>
          <table:table-cell table:formula="of:=LEFT([.A147];2)" office:value-type="string" office:string-value="Ot" calcext:value-type="string">
            <text:p>Ot</text:p>
          </table:table-cell>
        </table:table-row>
        <table:table-row table:style-name="ro1">
          <table:table-cell office:value-type="string" calcext:value-type="string">
            <text:p>Other Non-OECD Americas</text:p>
          </table:table-cell>
          <table:table-cell table:formula="of:=LEFT([.A148];2)" office:value-type="string" office:string-value="Ot" calcext:value-type="string">
            <text:p>Ot</text:p>
          </table:table-cell>
        </table:table-row>
        <table:table-row table:style-name="ro1">
          <table:table-cell office:value-type="string" calcext:value-type="string">
            <text:p>Other Asia</text:p>
          </table:table-cell>
          <table:table-cell table:formula="of:=LEFT([.A149];2)" office:value-type="string" office:string-value="Ot" calcext:value-type="string">
            <text:p>Ot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table:formula="of:=LEFT([.A150];2)" office:value-type="string" office:string-value="Wo" calcext:value-type="string">
            <text:p>Wo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formula="of:=LEFT([.A151];2)" office:value-type="string" office:string-value="Af" calcext:value-type="string">
            <text:p>Af</text:p>
          </table:table-cell>
        </table:table-row>
        <table:table-row table:style-name="ro1">
          <table:table-cell office:value-type="string" calcext:value-type="string">
            <text:p>Asia (excluding China)</text:p>
          </table:table-cell>
          <table:table-cell table:formula="of:=LEFT([.A152];2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Non-OECD Americas</text:p>
          </table:table-cell>
          <table:table-cell table:formula="of:=LEFT([.A153];2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Middle East</text:p>
          </table:table-cell>
          <table:table-cell table:formula="of:=LEFT([.A154];2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Non-OECD Europe and Eurasia</text:p>
          </table:table-cell>
          <table:table-cell table:formula="of:=LEFT([.A155];2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Memo: Non-OECD Total</text:p>
          </table:table-cell>
          <table:table-cell table:formula="of:=LEFT([.A156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OPEC</text:p>
          </table:table-cell>
          <table:table-cell table:formula="of:=LEFT([.A157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FSU 15</text:p>
          </table:table-cell>
          <table:table-cell table:formula="of:=LEFT([.A158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Former Yugoslavia</text:p>
          </table:table-cell>
          <table:table-cell table:formula="of:=LEFT([.A159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OECD Americas</text:p>
          </table:table-cell>
          <table:table-cell table:formula="of:=LEFT([.A160];2)" office:value-type="string" office:string-value="OE" calcext:value-type="string">
            <text:p>OE</text:p>
          </table:table-cell>
        </table:table-row>
        <table:table-row table:style-name="ro1">
          <table:table-cell office:value-type="string" calcext:value-type="string">
            <text:p>OECD Asia Oceania</text:p>
          </table:table-cell>
          <table:table-cell table:formula="of:=LEFT([.A161];2)" office:value-type="string" office:string-value="OE" calcext:value-type="string">
            <text:p>OE</text:p>
          </table:table-cell>
        </table:table-row>
        <table:table-row table:style-name="ro1">
          <table:table-cell office:value-type="string" calcext:value-type="string">
            <text:p>OECD Europe</text:p>
          </table:table-cell>
          <table:table-cell table:formula="of:=LEFT([.A162];2)" office:value-type="string" office:string-value="OE" calcext:value-type="string">
            <text:p>OE</text:p>
          </table:table-cell>
        </table:table-row>
        <table:table-row table:style-name="ro1">
          <table:table-cell office:value-type="string" calcext:value-type="string">
            <text:p>World marine bunkers</text:p>
          </table:table-cell>
          <table:table-cell table:formula="of:=LEFT([.A163];2)" office:value-type="string" office:string-value="Wo" calcext:value-type="string">
            <text:p>Wo</text:p>
          </table:table-cell>
        </table:table-row>
        <table:table-row table:style-name="ro1">
          <table:table-cell office:value-type="string" calcext:value-type="string">
            <text:p>World aviation bunkers</text:p>
          </table:table-cell>
          <table:table-cell table:formula="of:=LEFT([.A164];2)" office:value-type="string" office:string-value="Wo" calcext:value-type="string">
            <text:p>Wo</text:p>
          </table:table-cell>
        </table:table-row>
        <table:table-row table:style-name="ro1">
          <table:table-cell office:value-type="string" calcext:value-type="string">
            <text:p>Memo: G20</text:p>
          </table:table-cell>
          <table:table-cell table:formula="of:=LEFT([.A165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OECD Total</text:p>
          </table:table-cell>
          <table:table-cell table:formula="of:=LEFT([.A166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IEA Total</text:p>
          </table:table-cell>
          <table:table-cell table:formula="of:=LEFT([.A167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European Union-28</text:p>
          </table:table-cell>
          <table:table-cell table:formula="of:=LEFT([.A168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G7</text:p>
          </table:table-cell>
          <table:table-cell table:formula="of:=LEFT([.A169];2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Memo: G8</text:p>
          </table:table-cell>
          <table:table-cell table:formula="of:=LEFT([.A170];2)" office:value-type="string" office:string-value="Me" calcext:value-type="string">
            <text:p>Me</text:p>
          </table:table-cell>
        </table:table-row>
        <table:table-row table:style-name="ro1" table:number-rows-repeated="104840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09:57:57.157389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4:05.001645089</meta:creation-date>
    <dc:date>2020-09-02T09:58:43.135883471</dc:date>
    <meta:editing-duration>PT7M30S</meta:editing-duration>
    <meta:editing-cycles>7</meta:editing-cycles>
    <meta:generator>LibreOffice/6.1.5.2$Linux_X86_64 LibreOffice_project/10$Build-2</meta:generator>
    <meta:document-statistic meta:table-count="1" meta:cell-count="340" meta:object-count="0"/>
  </office:meta>
</office:document-meta>
</file>